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roid Serif" svg:font-family="'Droid Serif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808080" style:font-name="Source Sans Pro" fo:font-size="10.5pt" officeooo:rsid="00583be5" officeooo:paragraph-rsid="00583be5" style:font-size-asian="10.5pt" style:font-size-complex="10.5pt"/>
    </style:style>
    <style:style style:name="P2" style:family="paragraph" style:parent-style-name="Footer">
      <style:paragraph-properties fo:text-align="center" style:justify-single-word="false"/>
      <style:text-properties fo:color="#808080" style:font-name="Source Sans Pro" fo:font-size="10.5pt" style:font-size-asian="10.5pt" style:font-size-complex="10.5pt"/>
    </style:style>
    <style:style style:name="P3" style:family="paragraph" style:parent-style-name="Text_20_body">
      <style:text-properties fo:font-style="normal" officeooo:rsid="01af2333" officeooo:paragraph-rsid="01af2333" style:font-style-asian="normal" style:font-style-complex="normal"/>
    </style:style>
    <style:style style:name="P4" style:family="paragraph" style:parent-style-name="Text_20_body">
      <style:text-properties fo:font-style="normal" officeooo:rsid="01af4dc8" officeooo:paragraph-rsid="01af4dc8" style:font-style-asian="normal" style:font-style-complex="normal"/>
    </style:style>
    <style:style style:name="P5" style:family="paragraph" style:parent-style-name="Text_20_body">
      <style:text-properties fo:font-style="normal" fo:font-weight="normal" officeooo:rsid="01b42216" officeooo:paragraph-rsid="01b42216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fo:font-style="normal" fo:font-weight="normal" officeooo:rsid="01b76df7" officeooo:paragraph-rsid="01b76df7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fo:font-style="normal" fo:font-weight="normal" officeooo:rsid="01bb8f76" officeooo:paragraph-rsid="01bb8f76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fo:font-style="normal" fo:font-weight="normal" officeooo:rsid="01bc0f42" officeooo:paragraph-rsid="01bc0f42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fo:font-style="normal" fo:font-weight="normal" officeooo:rsid="01bff17d" officeooo:paragraph-rsid="01bff17d" style:font-style-asian="normal" style:font-weight-asian="normal" style:font-style-complex="normal" style:font-weight-complex="normal"/>
    </style:style>
    <style:style style:name="P10" style:family="paragraph" style:parent-style-name="Text_20_body" style:list-style-name="L23">
      <style:text-properties fo:font-style="normal" fo:font-weight="normal" officeooo:rsid="01bff17d" officeooo:paragraph-rsid="01bff17d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officeooo:rsid="01ad6c1d" officeooo:paragraph-rsid="01ad6c1d"/>
    </style:style>
    <style:style style:name="P12" style:family="paragraph" style:parent-style-name="Text_20_body" style:list-style-name="L22">
      <style:text-properties officeooo:rsid="01ad6c1d" officeooo:paragraph-rsid="01ad6c1d"/>
    </style:style>
    <style:style style:name="P13" style:family="paragraph" style:parent-style-name="Text_20_body" style:list-style-name="L22">
      <style:text-properties fo:font-style="italic" officeooo:rsid="01af2333" officeooo:paragraph-rsid="01af2333" style:font-style-asian="italic" style:font-style-complex="italic"/>
    </style:style>
    <style:style style:name="P14" style:family="paragraph" style:parent-style-name="Heading_20_1">
      <style:text-properties officeooo:rsid="01aa3c1c" officeooo:paragraph-rsid="01aa3c1c"/>
    </style:style>
    <style:style style:name="P15" style:family="paragraph" style:parent-style-name="Citation">
      <style:text-properties officeooo:paragraph-rsid="01bc0f4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1b5eb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Marketing de l’innovation</text:h>
      <text:p text:style-name="P11">Ouvrages</text:p>
      <text:list xml:id="list1445844630300387394" text:style-name="L22">
        <text:list-item>
          <text:p text:style-name="P12"><text:span text:style-name="T1">Le marketing de l’innovation Concevoir et lancer de nouveaux produits et services</text:span>, éditions DUNOD</text:p>
        </text:list-item>
        <text:list-item>
          <text:p text:style-name="P12"><text:span text:style-name="T1">Marketing Management</text:span> de Kotler, Keller et Manceau</text:p>
        </text:list-item>
        <text:list-item>
          <text:p text:style-name="P13">Design – Drives Innovation</text:p>
        </text:list-item>
      </text:list>
      <text:p text:style-name="P3"/>
      <text:p text:style-name="P4">L’innovation <text:span text:style-name="T2">n’est plus un choix</text:span></text:p>
      <text:p text:style-name="P5">L’innovation <text:span text:style-name="T3">=</text:span> la commercialisation d’une offre qui trouve son marché ?</text:p>
      <text:p text:style-name="P6"/>
      <text:p text:style-name="P6">Marketing :</text:p>
      <text:p text:style-name="Citation">Idée &gt; Concept &gt; Développement de la commercialisation &gt; Marché</text:p>
      <text:p text:style-name="P6"/>
      <text:p text:style-name="P7">Les brevets mesures une capacité d’invention, et non d’innovation.</text:p>
      <text:p text:style-name="P8"/>
      <text:p text:style-name="P8">L’invention</text:p>
      <text:p text:style-name="P15">Dépend des capacités inventives et des moyens à disposition (argent, matériel).</text:p>
      <text:p text:style-name="P15">Elle est unique et est un résultat.</text:p>
      <text:p text:style-name="P8"/>
      <text:p text:style-name="P8">L’innovation</text:p>
      <text:p text:style-name="Citation">Exploitation de nouvelles idées dans de nouveaux produits ou services, de nouveaux modèles économiques ou de nouvelles manières de travailler.</text:p>
      <text:p text:style-name="Citation">Elle a vocation à être adoptée et donc à avoir un marché</text:p>
      <text:p text:style-name="P8"/>
      <text:p text:style-name="P8">Une invention peut donner lieu à de multiples innovations… comme à chacune !</text:p>
      <text:p text:style-name="P9"/>
      <text:p text:style-name="P9">L’innovation porte sur trois objets :</text:p>
      <text:list xml:id="list5158517138098531235" text:style-name="L23">
        <text:list-item>
          <text:p text:style-name="P10">Produit / Services</text:p>
        </text:list-item>
        <text:list-item>
          <text:p text:style-name="P10">Processus</text:p>
        </text:list-item>
        <text:list-item>
          <text:p text:style-name="P10">Business mode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Droid Serif" svg:font-family="'Droid Serif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style:line-spacing="0.101cm" fo:text-align="justify" style:justify-single-word="false" fo:hyphenation-ladder-count="3" style:page-number="auto" style:shadow="none">
        <style:tab-stops/>
      </style:paragraph-properties>
      <style:text-properties fo:color="#1c1c1c" style:font-name="Droid Serif" fo:font-family="'Droid Serif'" style:font-style-name="Normal" style:font-family-generic="roman" style:font-pitch="variable" fo:font-size="10.5pt" fo:background-color="transparent" style:font-size-asian="10.5pt" fo:hyphenate="true" fo:hyphenation-remain-char-count="3" fo:hyphenation-push-char-count="3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itation" style:family="paragraph" style:parent-style-name="Standard">
      <style:paragraph-properties fo:margin-left="1.3cm" fo:margin-right="1cm" fo:text-align="justify" style:justify-single-word="false" fo:text-indent="0cm" style:auto-text-indent="false">
        <style:tab-stops/>
        <style:drop-cap/>
      </style:paragraph-properties>
      <style:text-properties fo:color="#666666" fo:font-size="10.5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2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808080" style:font-name="Source Sans Pro" fo:font-size="10.5pt" officeooo:rsid="00583be5" officeooo:paragraph-rsid="00583be5" style:font-size-asian="10.5pt" style:font-size-complex="10.5pt"/>
    </style:style>
    <style:style style:name="MP2" style:family="paragraph" style:parent-style-name="Footer">
      <style:paragraph-properties fo:text-align="center" style:justify-single-word="false"/>
      <style:text-properties fo:color="#808080" style:font-name="Source Sans Pro" fo:font-size="10.5pt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1cm" fo:margin-bottom="1cm" fo:margin-left="3.5cm" fo:margin-right="2.7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>
        <style:header-footer-properties fo:min-height="2.101cm" fo:margin-left="0cm" fo:margin-right="0cm" fo:margin-top="2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Management</text:p>
      </style:header>
      <style:footer>
        <text:p text:style-name="MP2"><text:page-number text:select-page="current">1</text:page-number>/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14:11:10.277000000</meta:creation-date>
    <dc:date>2016-05-03T11:49:29.796000000</dc:date>
    <meta:editing-duration>PT16H8M12S</meta:editing-duration>
    <meta:editing-cycles>392</meta:editing-cycles>
    <meta:generator>LibreOffice/5.1.1.3$Windows_x86 LibreOffice_project/89f508ef3ecebd2cfb8e1def0f0ba9a803b88a6d</meta:generator>
    <meta:document-statistic meta:table-count="0" meta:image-count="0" meta:object-count="0" meta:page-count="1" meta:paragraph-count="23" meta:word-count="150" meta:character-count="956" meta:non-whitespace-character-count="834"/>
  </office:meta>
</office:document-meta>
</file>